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leObj6" manifest:media-type="application/octet-stream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manifest.rdf" manifest:media-type="application/rdf+xml"/>
  <manifest:file-entry manifest:full-path="OleObj4" manifest:media-type="application/octet-stream"/>
  <manifest:file-entry manifest:full-path="OleObj5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officeooo:rsid="001fdefd"/>
    </style:style>
    <style:style style:name="T2" style:family="text">
      <style:text-properties officeooo:rsid="0020572a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9in" draw:visible-area-height="1.9689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s 5.4</text:p>
      <text:p text:style-name="P2"><text:s/></text:p>
      <text:p text:style-name="P2"/>
      <text:p text:style-name="P2"/>
      <text:p text:style-name="P2">Write a word count program using partitioner and implement the following logic in the partitioner</text:p>
      <text:p text:style-name="P2">words with length 5 should go into reducer 1 and words with length 6 should go into reduer 2 and the</text:p>
      <text:p text:style-name="P2">rest of the words should go into reducer 3.</text:p>
      <text:p text:style-name="P2"/>
      <text:p text:style-name="P2"/>
      <text:p text:style-name="P2"/>
      <text:p text:style-name="P2">java program:</text:p>
      <text:p text:style-name="P1"><draw:frame draw:style-name="fr1" draw:name="1" text:anchor-type="as-char" svg:width="6in" style:rel-width="scale" svg:height="3.3228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><draw:frame draw:style-name="fr1" draw:name="2" text:anchor-type="as-char" svg:width="6in" style:rel-width="scale" svg:height="3.0417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1"><text:soft-page-break/><draw:frame draw:style-name="fr1" draw:name="3" text:anchor-type="as-char" svg:width="6in" style:rel-width="scale" svg:height="3.4063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"><draw:frame draw:style-name="fr1" draw:name="4" text:anchor-type="as-char" svg:width="6in" style:rel-width="scale" svg:height="5.2083in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>execution command:</text:p>
      <text:p text:style-name="P2"><text:s/>hadoop jar <text:s/>/<text:span text:style-name="T2">home/acadgild/</text:span>5.4.<text:span text:style-name="T1">jar </text:span><text:s/>/input1 /</text:p>
      <text:p text:style-name="P2"/>
      <text:p text:style-name="P2"/>
      <text:p text:style-name="P2"/>
      <text:p text:style-name="P2">output exec:</text:p>
      <text:p text:style-name="P2"/>
      <text:p text:style-name="P1"><draw:frame draw:style-name="fr1" draw:name="5" text:anchor-type="as-char" svg:width="6in" style:rel-width="scale" svg:height="1.6874in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2"/>
      <text:p text:style-name="P2">output file:-</text:p>
      <text:p text:style-name="P2"/>
      <text:p text:style-name="P2"/>
      <text:p text:style-name="P1"><draw:frame draw:style-name="fr1" draw:name="6" text:anchor-type="as-char" svg:width="5.8437in" style:rel-width="scale" svg:height="1.8228in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7T22:44:35.410000000</dc:date>
    <meta:editing-duration>PT42S</meta:editing-duration>
    <meta:editing-cycles>2</meta:editing-cycles>
    <meta:generator>LibreOffice/5.3.1.2$Windows_x86 LibreOffice_project/e80a0e0fd1875e1696614d24c32df0f95f03deb2</meta:generator>
    <meta:document-statistic meta:table-count="0" meta:image-count="0" meta:object-count="6" meta:page-count="3" meta:paragraph-count="16" meta:word-count="60" meta:character-count="358" meta:non-whitespace-character-count="303"/>
  </office:meta>
</office:document-meta>
</file>